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23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2Z89"/>SURAT KEPUTUSAN</text:p>
      <text:p text:style-name="P9">No. / 422 / 454 /Adm.Sek</text:p>
      <text:p text:style-name="P10"/>
      <text:p text:style-name="P11">Berdasarkan :</text:p>
      <text:list xml:id="list298382211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ASEP SYAEFULLAH</text:span></text:p>
      <text:p text:style-name="P13"><text:span text:style-name="T2"><text:tab/><text:tab/>Tempat, Tanggal Lahir<text:tab/>: Tangerang, 14-06-2002</text:span></text:p>
      <text:p text:style-name="P13"><text:span text:style-name="T2"><text:tab/><text:tab/>NISN<text:tab/><text:tab/><text:tab/><text:tab/>: 0027495536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2Z9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2Z9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2Z89"/><text:bookmark-end text:name="_Hlk481362583MailMergeMark2020-05-06T04:14:02Z9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2.238447129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3" meta:character-count="10163" meta:non-whitespace-character-count="88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